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ollectionImpl.getLength( Element topLev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MLCollectionImpl.item( Element topLevel , CollectionIndex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llectionIndex.Collection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ollectionImpl.HTMLCollectionImpl( HTMLElement topLevel , short lookingF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Index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ollectionImpl.namedItem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CollectionImpl.rec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Index.is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ollectionImpl.namedItem( Element topLevel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MLCollectionImpl.collectionMatch( Element elem , String nam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HTMLCollectionImpl.item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Index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ollection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